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P3" style:family="paragraph" style:parent-style-name="Normal_20__28_Web_29_">
      <style:paragraph-properties fo:text-align="justify" style:justify-single-word="false"/>
    </style:style>
    <style:style style:name="T1" style:family="text">
      <style:text-properties fo:font-size="12pt" style:font-name-asian="Times New Roman1" style:font-size-asian="12pt" style:language-asian="pl" style:country-asian="PL" style:font-name-complex="Times New Roman1" style:font-size-complex="12pt"/>
    </style:style>
    <style:style style:name="T2" style:family="text">
      <style:text-properties fo:font-size="13.5pt" fo:font-weight="bold" style:font-name-asian="Times New Roman1" style:font-size-asian="13.5pt" style:language-asian="pl" style:country-asian="PL" style:font-weight-asian="bold" style:font-name-complex="Times New Roman1" style:font-size-complex="13.5pt" style:font-weight-complex="bold"/>
    </style:style>
    <style:style style:name="T3" style:family="text">
      <style:text-properties style:font-name="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3 października 2011 r. </text:span></text:p>
      <text:p text:style-name="P1"><text:span text:style-name="T2">Minister Finansów Jan Vincent-Rostowski:</text:span></text:p>
      <text:p text:style-name="P1"><text:span text:style-name="T1">Pani Marszałek! Wysoki Sejmie! Budżet państwa jest głównym instrumentem polityki gospodarczej kraju. Dlatego dzisiaj zacznę od opisu sytuacji gospodarczej w naszym otoczeniu, czyli w Europie, oraz od tego, co z tej sytuacji wynika dla polityki gospodarczej rządu, a także dla jego polityki budżetowej.</text:span></text:p>
      <text:p text:style-name="P1"><text:span text:style-name="T1">Kryzys strefy euro trwa już od ponad 2,5 roku i do lata tego roku brak wspólnej politycznej wizji, jak należy go rozwiązać, powodował poważne zagrożenie, że strefa euro się rozpadnie. Niekontrolowany i nieuporządkowany rozpad strefy euro doprowadziłby bez wątpienia do katastrofy gospodarczej w Europie, a może nawet do katastrofy politycznej, jaką byłby rozpad Unii Europejskiej. Mówiłem o tych zagrożeniach ponad rok temu w Parlamencie Europejskim.</text:span></text:p>
      <text:p text:style-name="P1"><text:span text:style-name="T1">Nic dziwnego, że w takim otoczeniu politycznym przedsiębiorcy europejscy przestali inwestować, a konsumenci zaczęli mniej kupować. Stanowi to przyczynę dzisiejszej recesji w Europie, która to recesja jest z kolei przyczyną spowolnienia gospodarczego w Polsce. Rząd Donalda Tuska to spowolnienie przewidział i zaprojektował budżety na lata 2011, 2012 i 2013 tak, aby Polska w drugiej fazie kryzysu gospodarczego w Europie była bezpieczna.</text:span></text:p>
      <text:p text:style-name="P1"><text:span text:style-name="T1">Nim jednak przejdę do szczegółów i skutków naszej polityki gospodarczej, chciałbym najpierw zaznaczyć zasadniczą zmianę, która nastąpiła tego lata w polityce gospodarczej strefy euro. Stało się to, o co Polska apelowała od początku kryzysu strefy euro. Europejski Bank Centralny podjął się zadania polegającego na nieograniczonej interwencji na rynkach obligacji skarbowych państw strefy euro w kłopotach, pod warunkiem że uzgodnią one program naprawczy ze swoimi partnerami. Oznacza to, że ryzyko chaotycznego rozpadu strefy euro zostało usunięte. Wobec tego zostało także usunięte ryzyko bardzo długiej recesji w Europie i długiego spowolnienia w Polsce.</text:span></text:p>
      <text:p text:style-name="P1"><text:span text:style-name="T1">Dziś mamy wszelkie powody przypuszczać, że po trudnym roku 2013 europejska gospodarka się ustabilizuje, a Polska gospodarka przyspieszy. Polityka rozwoju, którą premier przedstawił w tzw. drugim exposé, zapewni, że przyspieszenie naszej gospodarki od drugiej połowy 2013 r. będzie szybsze, większe i bardziej trwałe. (Gwar na sali)</text:span></text:p>
      <text:p text:style-name="P3"><text:span text:style-name="T3">Wysoki Sejmie! To polityka gospodarcza ostatnich lat zapewniła, że Polska przechodzi bezpiecznie przez drugą fazę kryzysu. Fundamentem bezpieczeństwa gospodarczego Polski była nasza polityka szybkiego wzrostu połączonego z odpowiedzialnością finansową. Nie zgodziliśmy się na drastyczne cięcia wydatków w 2010 r., kiedy taką właśnie politykę podpowiadali nam niektórzy ekonomiści. Dzięki temu Polska miała w latach kryzysu największy skumulowany wzrost gospodarczy w całej Europie, jak państwo możecie zobaczyć na slajdach, które są prezentowane na sali.</text:span></text:p>
      <text:p text:style-name="P3"><text:span text:style-name="T3">Wielkim wysiłkiem organizacyjnym, mobilizującym środki unijne, państwowe i samorządowe, osiągnęliśmy w latach 2009-2012 największy udział inwestycji publicznych w całej Unii Europejskiej, poza jednym krajem unijnym. Stało się to dzięki największemu wzrostowi udziału inwestycji publicznych w PKB w całej Europie. Dzięki głębokiej i odważnej reformie strukturalnej, jaką było wprowadzenie emerytur pomostowych, osiągnęliśmy znaczny wzrost zatrudnienia, i to pomimo kryzysu gospodarczego. Jedynie 12 z 27 krajów Unii Europejskiej w ogóle zanotowało jakikolwiek wzrost zatrudnienia. Polska była wśród nich na drugim miejscu po Niemczech. Osiągnęliśmy w tym czasie wzrost zatrudnienia o 935 tys. </text:span><text:soft-page-break/><text:span text:style-name="T3">miejsc pracy. Jak powiedziałem, byliśmy na drugim miejscu w Europie, jeśli chodzi o wzrost zatrudnienia w tym okresie. Procentowo także byliśmy na drugim miejscu wśród krajów Unii Europejskiej, tym razem za Luksemburgiem, który miał trochę wyższy procentowy wzrost zatrudnienia.</text:span></text:p>
      <text:p text:style-name="P3"><text:span text:style-name="T3">Ale wielkie inwestycje infrastrukturalne, wzrost PKB na głowę, wzrost zatrudnienia, wszystkie te osiągnięcia byłyby przejściowe, gdyby były okupione zapaścią finansów publicznych. Dlatego w 2009 r. odrzuciliśmy podpowiedzi PiS, aby wprowadzić zupełnie wówczas niepotrzebny pakiet stymulacyjny. Dlatego dzisiaj odrzucamy propozycję PiS na rozdawnictwo na niespotykaną dotąd w Polsce skalę. (Oklaski) Zamiast rozdawnictwa proponujemy odpowiedzialność finansową i rozwój.</text:span></text:p>
      <text:p text:style-name="P3"><text:span text:style-name="T3">Według Komisji Europejskiej w latach 2011-2012 osiągniemy czwartą, najlepszą poprawę finansów publicznych w całej Unii Europejskiej. Warto zauważyć, że wszystkie trzy kraje wyprzedzające nas w tym rankingu są objęte unijnymi programami naprawczymi. My nie czekaliśmy tak jak oni na kryzys finansów publicznych - zadziałaliśmy zawczasu, z wyprzedzeniem. W tych latach obniżyliśmy deficyt finansów publicznych o ok. 70 mld zł i to bez drastycznych cięć wydatków lub wielkich podwyżek podatków, jakie miały miejsce w innych krajach Unii Europejskiej. Będziemy dalej podobnie działać w 2013 r. Pomimo spowolnienia gospodarczego dalej będziemy obniżać deficyt finansów publicznych, tak aby w przyszłym roku Rada Europejska zdjęła z Polski procedurę nadmiernego deficytu. Natomiast ze względu na to spowolnienie i zgodnie z ustaleniami z Komisją Europejską tempo konsolidacji w przyszłym roku będzie nieco wolniejsze.</text:span></text:p>
      <text:p text:style-name="P3"><text:span text:style-name="T3">Poprawę finansów publicznych osiągnęliśmy głównie dzięki bardzo twardemu trzymaniu wydatków. Na slajdzie widzicie państwo realny wzrost preferowanego przez Komisję Europejską wskaźnika wydatków publicznych. Są to wydatki krajowe, bez unijnych, po odjęciu cyklicznych wydatków na bezrobocie i kosztów obsługi długu. Jak państwo widzicie, po 2008 r. nastąpił u nas ostry spadek realnego wzrostu tych wydatków i to pomimo bardzo znacznego wzrostu wydatków na infrastrukturę, bo przecież ponieśliśmy koszty współfinansowania infrastruktury drogowej finansowanej ze środków Unii Europejskiej, i wzrostu wydatków na zdrowie - aż o 21 mld zł. Kiedy porównamy rok 2012 z rokiem 2007 zauważymy, że jeśli chodzi o podwyżki płac nauczycieli, średnią płacę nauczycieli, nastąpił wzrost o 50%. Odnotowaliśmy też wzrost wydatków na obronę narodową o 8,5 mld zł rocznie.</text:span></text:p>
      <text:p text:style-name="P3"><text:span text:style-name="T3">Dzięki tym działaniom osiągnęliśmy spadek wydatków bieżących sektora publicznego do najniższego poziomu w relacji do PKB od początku transformacji i to pomimo znaczącego wzrostu tej relacji w Unii Europejskiej na skutek kryzysu. W 2013 r. utrzymamy relację wydatków bieżących do PKB na tym samym, historycznie niskim poziomie.</text:span></text:p>
      <text:p text:style-name="P3"><text:span text:style-name="T3">Dlaczego tak robimy? Bo jedynie twarde trzymanie bieżących wydatków pozwala na utrzymanie wysokich wydatków inwestycyjnych bez zapaści finansów publicznych, a także bez znaczącego wzrostu obciążeń podatkowych.</text:span></text:p>
      <text:p text:style-name="P3"><text:span text:style-name="T3">Widzicie tu państwo pozycję Polski w rankingu poziomu obciążeń podatkowych w porównaniu z innymi krajami Unii Europejskiej. Widać wyraźnie, że ta pozycja jest niska, czyli dobra, bo te obciążenia są w Polsce relatywnie niskie.</text:span></text:p>
      <text:p text:style-name="P3"><text:span text:style-name="T3">Ta polityka, którą prowadzimy od początku poprzedniej kadencji, dała już wymierne, pozytywne skutki, jeśli chodzi o najważniejszą miarę bezpieczeństwa finansowego państwa, jaką jest relacja długu publicznego do PKB. W latach kryzysu Polska miała piąty, najniższy wzrost tej relacji w Unii Europejskiej. Nasza polityka odpowiedzialności i bezpieczeństwa finansowego pozwoliła Polsce zaliczyć się także do czterech krajów Unii Europejskiej, którym w I kwartale 2012 r. udało się obniżyć </text:span><text:soft-page-break/><text:span text:style-name="T3">relację państwowego długu publicznego do PKB. Pozostałymi krajami należącymi do tej grupy są Dania, Szwecja i Finlandia. W następnych latach poziom państwowego długu publicznego w stosunku do PKB będzie dalej spadał, zarówno według definicji krajowej, jak i unijnej.</text:span></text:p>
      <text:p text:style-name="P3"><text:span text:style-name="T3">Zadbaliśmy jednak o zdrowie polskiej gospodarki nie tylko w krótkim oraz średnim, lecz także i w długim okresie. Od początku rządów koalicji PO-PSL do końca tego roku zbudujemy 1160 km autostrad i dróg ekspresowych. Jest to więcej niż zastaliśmy w całym kraju w 2007 r. Do 2015 r. zbudujemy jeszcze dodatkowych 1000 km takich dróg. Te autostrady i drogi ekspresowe będą stanowiły wielki wkład w dalszy rozwój gospodarczy Polski, szczególnie Polski regionalnej.</text:span></text:p>
      <text:p text:style-name="P3"><text:span text:style-name="T3">Przez 4 lata prowadziliśmy konsekwentną politykę deregulacji. Widzimy pierwsze efekty tej polityki w rankingach światowych, także w tym, który został dzisiaj opublikowany. Pokazują one poprawę pozycji Polski w latach 2008-2012 - od o 10 miejsc w przypadku rankingu World Competitiveness do o 21 miejsc w przypadku rankingu Fraser Institute. W tym roku przyspieszamy tempo pracy, podejmując próbę szerokiej i głębokiej deregulacji zawodów.</text:span></text:p>
      <text:p text:style-name="P3"><text:span text:style-name="T3">W tym roku uchwaliliśmy także stopniowe podwyższanie wieku emerytalnego do 67. roku życia. W przypadku mężczyzn ten proces zostanie rozłożony na 8 lat, w przypadku kobiet - na 28. W ten sposób zapewniamy emerytom wyższe i bezpieczne emerytury.</text:span></text:p>
      <text:p text:style-name="P3"><text:span text:style-name="T3">    (Poseł Arkadiusz Mularczyk: Nie kpij.)</text:span></text:p>
      <text:p text:style-name="P3"><text:span text:style-name="T3">Na rynku pracy przeciwdziałamy spadkowi liczby osób pracujących, a w dłuższej perspektywie wzmocnimy finanse publiczne w latach 2020-2040.</text:span></text:p>
      <text:p text:style-name="P3"><text:span text:style-name="T3">Rozpoczęliśmy budowę efektywnej polityki prorodzinnej. W tym roku poszerzamy jej zakres, a w następnych latach będziemy ją dalej rozwijać. Ta polityka zacznie mieć pozytywny wpływ na rozwój Polski dopiero po 2035 r., ale tym bardziej stanowi to powód, aby ją uruchomić już w tej kadencji.</text:span></text:p>
      <text:p text:style-name="P3"><text:span text:style-name="T3">Wysoki Sejmie! Oparcie budżetu na konserwatywnych założeniach sprzyja wiarygodności kraju. Przygotowując budżet na 2013 r., założono, że w 2012 r. PKB wzrośnie o 2,5%. Zresztą ten poziom będzie znów najwyższy w całej Unii Europejskiej. Jeszcze niedawno te założenia były uważane za nadmiernie pesymistyczne. Niestety, nasze obawy okazały się trafne. Tak więc zakładamy konserwatywnie, że w 2013 r. wzrost PKB zwolni do 2,2%. Tak zakładamy, bo uwzględniamy recesję, którą przewidujemy w Europie. W najbliższym czasie inwestycje publiczne nie będą rosły jak dotychczas. Przyczyna jest prosta. Przez ostatnie lata skutecznie to zmobilizowaliśmy, chodzi o większość pieniędzy unijnych z perspektywy 2007-2013. Jednocześnie udział inwestycji prywatnych w PKB będzie się zwiększał, co już potwierdzają dane za pierwsze półrocze tego roku. Aby zapełnić chwilową lukę w dostępie do środków unijnych, wdrożymy zapowiedziany przez premiera program ˝Inwestycje polskie˝. Nie jest on odzwierciedlony w założeniach do budżetu, bo nie został jeszcze ogłoszony, gdy one powstawały. Realizacja tego programu i szybkie uruchomienie środków z kolejnej perspektywy unijnej pozwolą Polsce wejść na ścieżkę wyższego wzrostu w kolejnych latach.</text:span></text:p>
      <text:p text:style-name="P3"><text:span text:style-name="T3">Inflację zaplanowaliśmy także konserwatywnie - na poziomie 2,7%. Przy uspokajającej się sytuacji w Europie uważamy, że złoty będzie się umacniał. W połowie przyszłego roku przewidujemy kurs na poziomie 4,05 zł przy dzisiejszym kursie 4,11 zł za 1 euro. Jest to zgodne z dotychczasowym trendem i wyraża zaufanie inwestorów do działań rządu i do relatywnie dobrych perspektyw naszej gospodarki.</text:span></text:p>
      <text:p text:style-name="P3"><text:soft-page-break/><text:span text:style-name="T3">Reasumując, jedno z najważniejszych zadań rządu, jakim jest przedstawienie konserwatywnego budżetu na 2013 r. i utrzymanie wzrostu gospodarczego w naszym kraju, pomimo kurczącej się gospodarki strefy euro zostanie zrealizowane.</text:span></text:p>
      <text:p text:style-name="P3"><text:span text:style-name="T3">Wysoki Sejmie! Dzięki tym wysiłkom polskie finanse publiczne są dziś wiarygodne jak nigdy w przeszłości. Rentowności naszych 5-letnich obligacji są najniższe w historii, tak jak rentowności wszystkich naszych obligacji denominowanych w euro, a rentowności 2- i 10-letnich obligacji denominowanych w złotych odstają od najniższych w historii jedynie o kilka setnych procenta. To są twarde fakty na temat tego, jak rynki wyceniają wiarygodność polskich finansów publicznych. Ponadto rentowności naszych 10-letnich obligacji skarbowych denominowanych w euro są na tym samym poziomie co czeskie, a koszt ubezpieczenia polskich obligacji skarbowych przed niewypłacalnością państwa jest dziś niższy niż dla 3/5 krajów strefy euro i jedynie o kilka setnych procenta wyższy niż dla Francji.</text:span></text:p>
      <text:p text:style-name="P3"><text:span text:style-name="T3">Wysoka Izbo! Dlaczego tak długo mówiłem o wiarygodności polskich finansów publicznych i polskich papierów dłużnych? Dlatego, że w czasach kryzysu nie ma bezpieczeństwa bez wiarygodności. Tę gorzką prawdę poznały w ostatnich latach takie kraje, jak Grecja, Węgry lub Portugalia, a nawet tak potężne i bogate gospodarki, jak Hiszpanii i Włoch. Bez wiarygodności nie ma bezpieczeństwa, ale co najważniejsze, bez bezpieczeństwa nie ma rozwoju gospodarczego. (Oklaski)</text:span></text:p>
      <text:p text:style-name="P3"><text:span text:style-name="T3">Jednak bezpieczeństwo, choć konieczne dla rozwoju, nie musi samo przez się zapewnić rozwoju. Potrzebne są także dodatkowe działania - szczególnie w kryzysie - które będą stymulowały rozwój, ale w sposób bezpieczny dla finansów publicznych. O właśnie takim planie w swoim tzw. drugim exposé mówił pan premier 10 dni temu.</text:span></text:p>
      <text:p text:style-name="P3"><text:span text:style-name="T3">Wysoka Izbo! Działania stymulacyjne, które rząd zamierza wprowadzić, można podzielić na cztery grupy. Po pierwsze - program ˝Inwestycje polskie˝, po drugie - wielki program pomocy dla małych i średnich przedsiębiorstw, po trzecie - szeroka deregulacja gospodarki i po czwarte - wsparcie dla innowacyjności w gospodarce.</text:span></text:p>
      <text:p text:style-name="P3"><text:span text:style-name="T3">Program ˝Inwestycje polskie˝ będzie się opierał na trzech głównych działaniach. Po pierwsze, dokapitalizowanie Banku Gospodarstwa Krajowego, w pierwszym etapie o kwotę do 10 mld zł i w drugim - o dodatkowe 5 mld zł. Bank Gospodarstwa Krajowego o zwiększonym kapitale będzie mógł zainwestować do 2015 r. aż 40 mld zł w rentowne projekty infrastrukturalne o 20-letnim, a nawet czasami dłuższym horyzoncie czasowym. Po drugie, stworzenie spółki, która będzie zasilona w pierwszym etapie 5 mld złotych akcji spółek Skarbu Państwa. Spółka będzie mogła zdobywać kapitał zewnętrzny, także prywatny, i będzie dostarczała fundusze własne spółkom celowym inwestującym w infrastrukturę.</text:span></text:p>
      <text:p text:style-name="P3"><text:span text:style-name="T3">Po trzecie, maksymalne przyspieszenie prac w ramach nowej perspektywy finansowej Unii Europejskiej, tak aby projekty infrastrukturalne rozpoczęły się już w 2014 r., czyli na samym początku nowej perspektywy, a nie po trzech latach, jak stało się w obecnej perspektywie na skutek zaniechań rządu Jarosława Kaczyńskiego.</text:span></text:p>
      <text:p text:style-name="P3"><text:span text:style-name="T3">    (Głos z sali: Tak jest.)</text:span></text:p>
      <text:p text:style-name="P3"><text:span text:style-name="T3">Obecnie 70% pracowników jest zatrudnionych przez sektor małych i średnich przedsiębiorstw, dlatego rząd wprowadzi następujące zapowiedzi z drugiego exposé premiera.</text:span></text:p>
      <text:p text:style-name="P3"><text:span text:style-name="T3">    (Poseł Michał Wojtkiewicz: Proszę zejść na ziemię, to już zdarta płyta.)</text:span></text:p>
      <text:p text:style-name="P3"><text:span text:style-name="T3">Po pierwsze, linia gwarancyjna dla kredytów obrotowych dla małych i średnich przedsiębiorstw - od początku 2013 r. Bank Gospodarstwa Krajowego będzie mógł udzielać gwarancji o wartości do 30 mld zł łącznie, co pozwoli wygenerować kredyty obrotowe dla firm o wartości do 50 mld zł łącznie. Będzie to pomoc de minimis. Jest </text:span><text:soft-page-break/><text:span text:style-name="T3">to najprostsza forma pomocy publicznej, którą dopuszczają przepisy unijne. Program nigdy jeszcze w Polsce nie był realizowany w takiej skali. Zakładamy, że program będzie trwał dwa lata, okres gwarancji wyniesie do dwóch lat i trzech miesięcy, a kwota gwarancji sięgnie do 3,5 mln zł dla pojedynczej firmy. Co najważniejsze, w pierwszym roku opłata prowizyjna za gwarancję będzie zerowa, a</text:span><text:bookmark text:name="_GoBack"/><text:span text:style-name="T3"> w drugim istotnie niższa od stawek rynkowych.</text:span></text:p>
      <text:p text:style-name="P3"><text:span text:style-name="T3">Po drugie, proponujemy kredyt pod zastaw zwrotu VAT. Stworzymy w ten sposób innowacyjną możliwość dla przedsiębiorców, tak aby mogli zastawić zwrot VAT w banku, żeby otrzymać kredyt. Wartość zwrotów VAT w całej gospodarce wynosi obecnie 70 mld zł, więc teoretycznie do tej kwoty możliwa jest akcja kredytowa wynikająca z wprowadzenia tego instrumentu. To znacznie poprawi płynność finansową firm oraz obniży ich koszty finansowania. Będzie to mechanizm, który będzie istniał przez wiele lat - nie jest to działanie doraźne, ale długofalowe.</text:span></text:p>
      <text:p text:style-name="P3"><text:span text:style-name="T3">Po trzecie, wprowadzimy zasadę, według której firmy będące w systemie kasowym VAT nie będą musiały płacić VAT do momentu otrzymania należności od swojego kontrahenta. W istotny sposób ograniczy to zatory płatnicze i poprawi płynność finansową małych i średnich firm.</text:span></text:p>
      <text:p text:style-name="P3"><text:span text:style-name="T3">Niecałe dwa tygodnie po zapowiedzi premiera ten projekt jutro będzie przedmiotem obrad Rady Ministrów i wkrótce trafi tu, do tej Izby.</text:span></text:p>
      <text:p text:style-name="P3"><text:span text:style-name="T3">Premier Donald Tusk w swoim tak zwanym drugim exposé zaznaczył, że naszym celem jest poprawa w rankingach, jeżeli chodzi o łatwość prowadzenia biznesu, szczególnie w rankingu Banku Światowego Doing Business. Jak państwo dobrze wiecie, wynik tego rankingu, zwłaszcza jeśli chodzi o poprawę, w 2012 r. jest dla nas, mówiąc wstrzemięźliwie, satysfakcjonujący. Ten cel chcemy zrealizować w przyszłości, kontynuując działania deregulacyjne, w szczególności takie jak: przyspieszenie rozstrzygania sporów gospodarczych dzięki powstającemu właśnie w Warszawie Centrum Sądownictwa Gospodarczego; szybszą restrukturyzację przedsiębiorstw, które znajdą się w kłopotach finansowych, restrukturyzację, a nie likwidację. Będzie to możliwe dzięki nowemu prawu upadłościowemu, którego założenia przedstawimy w I kwartale 2013 r. Ponadto, do końca 2013 r. powołana przez premiera Komisja Kodyfikacyjna Prawa Budowlanego przedstawi kodeks, który zrewolucjonizuje planowanie przestrzenne i uzyskiwanie pozwolenia na budowę.</text:span></text:p>
      <text:p text:style-name="P3"><text:span text:style-name="T3">Wysoki Sejmie! Polacy są znani ze swojej przedsiębiorczości, ale ważne jest, aby ta przedsiębiorczość była w większym stopniu poświęcona wdrażaniu nowych innowacyjnych produktów i rozwiązań. Dlatego chcemy od 2014 r. wprowadzić dobrowolny 1-procentowy odpis od podatku CIT przez spółki na rzecz dowolnej uczelni lub instytutu badawczego, z którymi spółki te będą chciały współpracować. (Oklaski) Chcemy także odroczyć opodatkowanie przychodów od wynalazków wnoszonych jako aport do spółek przez naukowców do momentu, kiedy spółki te staną się rentowne. Chcemy, by na początku zapewne skromna część inwestycji w ramach programu ˝Inwestycje polskie˝ była przeznaczona na inwestycje typu venture capital w innowacyjne przedsięwzięcia. Te działania powinny pomóc w stworzeniu w Polsce zalążków prawdziwej kultury innowacyjnej przedsiębiorczości, która będzie musiała stać się motorem polskiej gospodarki od drugiej połowy przyszłego dziesięciolecia, kiedy powinniśmy już dogonić unijną średnią zamożności.</text:span></text:p>
      <text:p text:style-name="P3"><text:span text:style-name="T3">Wysoki Sejmie! Polska stoi przed jasnym wyborem między drogą bezpiecznego rozwoju, zawartą w exposé premiera i projekcie budżetu na 2013 r., a alternatywną drogą na skróty, proponowaną przez opozycję. Jest to wybór między odpowiedzialną polityką finansową, która zmniejszyła zaledwie w ciągu dwóch lat deficyt finansów publicznych o ponad 70 mld zł i to relatywnie bezboleśnie, a polityczną piramidą </text:span><text:soft-page-break/><text:span text:style-name="T3">finansową proponowaną przez PiS, która w pierwszym roku kosztowałaby Polaków ponad 50 mld zł, a po trzech latach ponad 80 mld zł rocznie.</text:span></text:p>
      <text:p text:style-name="P3"><text:span text:style-name="T3">    (Poseł Michał Wojtkiewicz: To już było.)</text:span></text:p>
      <text:p text:style-name="P3"><text:span text:style-name="T3">Ale prawdę zawsze warto powtarzać.</text:span></text:p>
      <text:p text:style-name="P3"><text:span text:style-name="T3">    (Poseł Anna Paluch: Proszę zejść na ziemię.) (Wesołość na sali, oklaski)</text:span></text:p>
      <text:p text:style-name="P3"><text:span text:style-name="T3">Czy chcemy, aby Polska była szanowana w Europie, nawet podziwiana za swój sukces gospodarczy? Czy chcemy raczej Budapesztu w Warszawie? A to oznaczałoby spadający szybciej niż w Europie PKB na głowę...</text:span></text:p>
      <text:p text:style-name="P3"><text:span text:style-name="T3">    (Poseł Marek Suski: Gomułka też straszył Polaków tym, że będzie scenariusz węgierski.)</text:span></text:p>
      <text:p text:style-name="P3"><text:span text:style-name="T3">...gigantyczne koszty obsługi długu na rzecz inwestorów zagranicznych i upokarzające dla dumy narodowej zabieganie o pomoc unijną i MFW. Trudno o wyższą stawkę. Dlatego proszę Wysoką Izbę, każdą z pań posłanek i każdego z panów posłów o przyjęcie budżetu na 2013 r. w pierwszym czytaniu. Dziękuję. (Oklas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mowca"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4T12:20:00</meta:creation-date>
    <dc:date>2013-01-04T12:25:00</dc:date>
    <meta:editing-duration>PT3S</meta:editing-duration>
    <meta:generator>LibreOffice/3.6$Windows_x86 LibreOffice_project/2ef5aff-a6fb0ff-166bdff-cf087ad-0f1389</meta:generator>
    <meta:document-statistic meta:table-count="0" meta:image-count="0" meta:object-count="0" meta:page-count="6" meta:paragraph-count="47" meta:word-count="2680" meta:character-count="19096" meta:non-whitespace-character-count="164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